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61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1.405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style:text-properties fo:font-size="11pt" fo:font-weight="bold"/>
    </style:style>
    <style:style style:name="P8" style:family="paragraph">
      <loext:graphic-properties draw:fill="none" draw:fill-color="#ffffff"/>
      <style:text-properties fo:font-size="11pt" fo:font-weight="bold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1.905cm" draw:transform="rotate (-1.57236712312169) translate (3.508cm 4.635cm)">
          <text:p text:style-name="P2"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440.64748201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905cm" svg:height="1.588cm" svg:x="4.492cm" svg:y="5.127cm">
          <text:p text:style-name="P2"><text:span text:style-name="T1">Dérivée</text:span><text:span text:style-name="T1"><text:line-break/></text:span><text:span text:style-name="T1">temporell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4cm" svg:y1="5.762cm" svg:x2="4.492cm" svg:y2="5.762cm">
          <text:p/>
        </draw:line>
        <draw:custom-shape draw:style-name="gr2" draw:text-style-name="P3" xml:id="id1" draw:id="id1" draw:layer="layout" svg:width="1.905cm" svg:height="1.588cm" svg:x="7.032cm" svg:y="5.127cm">
          <text:p text:style-name="P2"><text:span text:style-name="T1">Filtre </text:span><text:span text:style-name="T1"><text:line-break/></text:span><text:span text:style-name="T1">passe-b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1.588cm" svg:x="9.572cm" svg:y="5.127cm">
          <text:p text:style-name="P2"><text:span text:style-name="T1">R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905cm" svg:height="1.588cm" svg:x="12.112cm" svg:y="5.127cm">
          <text:p text:style-name="P2"><text:span text:style-name="T1">Maximum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398cm" svg:y1="5.762cm" svg:x2="7.032cm" svg:y2="5.762cm">
          <text:p/>
        </draw:line>
        <draw:line draw:style-name="gr3" draw:text-style-name="P4" draw:layer="layout" svg:x1="8.938cm" svg:y1="5.762cm" svg:x2="9.572cm" svg:y2="5.762cm">
          <text:p/>
        </draw:line>
        <draw:line draw:style-name="gr3" draw:text-style-name="P4" draw:layer="layout" svg:x1="11.478cm" svg:y1="5.762cm" svg:x2="12.112cm" svg:y2="5.762cm">
          <text:p/>
        </draw:line>
        <draw:custom-shape draw:style-name="gr2" draw:text-style-name="P3" xml:id="id2" draw:id="id2" draw:layer="layout" svg:width="1.905cm" svg:height="1.588cm" svg:x="9.572cm" svg:y="7.667cm">
          <text:p text:style-name="P2"><text:span text:style-name="T1">Détection</text:span><text:span text:style-name="T1"><text:line-break/></text:span><text:span text:style-name="T1">fréquenc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984cm" svg:y1="6.715cm" svg:x2="9.572cm" svg:y2="8.461cm" draw:start-shape="id1" draw:start-glue-point="2" draw:end-shape="id2" draw:end-glue-point="3" svg:d="M7984 6715v1746h1588" svg:viewBox="0 0 1589 1747">
          <text:p/>
        </draw:connector>
        <draw:custom-shape draw:style-name="gr2" draw:text-style-name="P3" xml:id="id4" draw:id="id4" draw:layer="layout" svg:width="1.905cm" svg:height="1.588cm" svg:x="12.112cm" svg:y="7.667cm">
          <text:p text:style-name="P2"><text:span text:style-name="T1">Sélection</text:span><text:span text:style-name="T1"><text:line-break/></text:span><text:span text:style-name="T1">de fréq.</text:span><text:span text:style-name="T1"><text:line-break/></text:span><text:span text:style-name="T1">au max.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4cm" svg:y1="6.715cm" svg:x2="13.064cm" svg:y2="7.667cm" draw:start-shape="id3" draw:start-glue-point="2" draw:end-shape="id4" draw:end-glue-point="0" svg:d="M13064 6715v952" svg:viewBox="0 0 1 953">
          <text:p/>
        </draw:connector>
        <draw:connector draw:style-name="gr6" draw:text-style-name="P4" draw:layer="layout" draw:type="line" svg:x1="11.477cm" svg:y1="8.461cm" svg:x2="12.112cm" svg:y2="8.461cm" draw:start-shape="id2" draw:start-glue-point="1" draw:end-shape="id4" draw:end-glue-point="3" svg:d="M11477 8461h635" svg:viewBox="0 0 636 1">
          <text:p/>
        </draw:connector>
        <draw:frame draw:style-name="gr7" draw:text-style-name="P6" draw:layer="layout" svg:width="2.54cm" svg:height="0.683cm" svg:x="1.635cm" svg:y="5.445cm">
          <draw:text-box>
            <text:p text:style-name="P5">SLM4X</text:p>
          </draw:text-box>
        </draw:frame>
        <draw:connector draw:style-name="gr8" draw:text-style-name="P4" draw:layer="layout" svg:x1="14.017cm" svg:y1="8.461cm" svg:x2="14.969cm" svg:y2="8.424cm" draw:start-shape="id4" draw:start-glue-point="1" svg:d="M14017 8461h726v-37h226" svg:viewBox="0 0 953 38">
          <text:p/>
        </draw:connector>
        <draw:frame draw:style-name="gr9" draw:text-style-name="P8" draw:layer="layout" svg:width="3.176cm" svg:height="1.27cm" svg:x="14.969cm" svg:y="7.985cm">
          <draw:text-box>
            <text:p text:style-name="P7">Fréquence<text:line-break/>respiratoi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14:04:42.747305945</meta:creation-date>
    <dc:date>2023-03-06T14:18:16.369667679</dc:date>
    <meta:editing-duration>PT13M35S</meta:editing-duration>
    <meta:editing-cycles>1</meta:editing-cycles>
    <meta:document-statistic meta:object-count="17"/>
    <meta:generator>LibreOffice/7.0.4.2$Linux_ARM_EABI LibreOffice_project/00$Build-2</meta:generator>
  </office:meta>
</office:document-meta>
</file>